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9000002DC01CCF1689BF3C329.png" manifest:media-type="image/png"/>
  <manifest:file-entry manifest:full-path="Pictures/1010035C0000416000004BAD7DABE2DD13EF0BED.emf" manifest:media-type="image/x-emf"/>
  <manifest:file-entry manifest:full-path="Pictures/100000010000011F0000006999A89F76B527DA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roid Sans Fallback" svg:font-family="'Droid Sans Fallb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Yu Gothic'"/>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top="0cm" fo:margin-bottom="0cm" style:contextual-spacing="false" fo:line-height="100%" fo:text-align="center" style:justify-single-word="false"/>
    </style:style>
    <style:style style:name="P2" style:family="paragraph" style:parent-style-name="Footer">
      <style:paragraph-properties fo:margin-top="0cm" fo:margin-bottom="0cm" style:contextual-spacing="false" fo:line-height="100%" fo:text-align="center" style:justify-single-word="false"/>
      <style:text-properties fo:color="#c0c0c0" loext:opacity="100%" style:font-name="Arial" fo:font-size="8pt" fo:language="es" fo:country="ES" fo:font-weight="bold" style:font-size-asian="8pt" style:language-asian="none" style:country-asian="none" style:font-weight-asian="bold" style:font-name-complex="Arial" style:font-size-complex="8pt" style:language-complex="ar" style:country-complex="SA"/>
    </style:style>
    <style:style style:name="P3" style:family="paragraph" style:parent-style-name="Footer">
      <style:paragraph-properties fo:margin-top="0cm" fo:margin-bottom="0cm" style:contextual-spacing="false" fo:line-height="100%"/>
      <style:text-properties fo:color="#808080" loext:opacity="100%" style:font-name="Arial" fo:font-size="8pt" fo:language="ca" fo:country="ES" style:font-size-asian="8pt" style:font-name-complex="Arial" style:font-size-complex="8pt"/>
    </style:style>
    <style:style style:name="P4" style:family="paragraph" style:parent-style-name="Footer">
      <style:paragraph-properties style:snap-to-layout-grid="false"/>
      <style:text-properties fo:color="#808080" loext:opacity="100%" style:font-name="Arial" fo:font-size="8pt" fo:language="ca" fo:country="ES" style:font-size-asian="8pt" style:font-name-complex="Arial" style:font-size-complex="8pt"/>
    </style:style>
    <style:style style:name="P5" style:family="paragraph" style:parent-style-name="Header">
      <style:paragraph-properties>
        <style:tab-stops>
          <style:tab-stop style:position="7.5cm" style:type="center"/>
          <style:tab-stop style:position="17.002cm" style:type="right"/>
        </style:tab-stops>
      </style:paragraph-properties>
    </style:style>
    <style:style style:name="P6" style:family="paragraph" style:parent-style-name="Heading_20_1">
      <style:paragraph-properties fo:margin-left="1.27cm" fo:margin-right="0cm" fo:text-align="justify" style:justify-single-word="false" fo:text-indent="-0.769cm" style:auto-text-indent="false" fo:padding="0cm" fo:border="none" style:shadow="none"/>
    </style:style>
    <style:style style:name="P7" style:family="paragraph" style:parent-style-name="Standard" style:list-style-name="WW8Num17">
      <loext:graphic-properties draw:fill="solid" draw:fill-color="#ffffff"/>
      <style:paragraph-properties fo:margin-top="0cm" fo:margin-bottom="0.265cm" style:contextual-spacing="false" fo:line-height="100%" fo:hyphenation-ladder-count="no-limit" fo:background-color="#ffffff"/>
      <style:text-properties fo:hyphenate="true" fo:hyphenation-remain-char-count="2" fo:hyphenation-push-char-count="2" loext:hyphenation-no-caps="false" loext:hyphenation-no-last-word="false" loext:hyphenation-word-char-count="5" loext:hyphenation-zone="no-limit"/>
    </style:style>
    <style:style style:name="P8" style:family="paragraph" style:parent-style-name="Standard" style:list-style-name="WW8Num7">
      <loext:graphic-properties draw:fill="solid" draw:fill-color="#ffffff"/>
      <style:paragraph-properties fo:margin-top="0cm" fo:margin-bottom="0.265cm" style:contextual-spacing="false" fo:line-height="100%" fo:hyphenation-ladder-count="no-limit" fo:background-color="#ffffff"/>
      <style:text-properties fo:hyphenate="true" fo:hyphenation-remain-char-count="2" fo:hyphenation-push-char-count="2" loext:hyphenation-no-caps="false" loext:hyphenation-no-last-word="false" loext:hyphenation-word-char-count="5" loext:hyphenation-zone="no-limit"/>
    </style:style>
    <style:style style:name="P9" style:family="paragraph" style:parent-style-name="Standard" style:list-style-name="WW8Num7">
      <loext:graphic-properties draw:fill="solid" draw:fill-color="#ffffff"/>
      <style:paragraph-properties fo:margin-top="0cm" fo:margin-bottom="0.265cm" style:contextual-spacing="false" fo:line-height="100%" fo:hyphenation-ladder-count="no-limit" fo:background-color="#ffffff"/>
      <style:text-properties fo:color="#333333" loext:opacity="100%" fo:font-size="10.5pt" fo:language="ca" fo:country="ES" style:font-size-asian="10.5pt" style:language-asian="es" style:country-asian="ES" style:font-name-complex="Times New Roman" style:font-size-complex="10.5pt" style:language-complex="ar" style:country-complex="SA" fo:hyphenate="true" fo:hyphenation-remain-char-count="2" fo:hyphenation-push-char-count="2" loext:hyphenation-no-caps="false" loext:hyphenation-no-last-word="false" loext:hyphenation-word-char-count="5" loext:hyphenation-zone="no-limit"/>
    </style:style>
    <style:style style:name="P10" style:family="paragraph" style:parent-style-name="_5f_3vff3xh4yd">
      <loext:graphic-properties draw:fill="solid" draw:fill-color="#ffffff"/>
      <style:paragraph-properties fo:margin-left="0.635cm" fo:margin-right="0cm" fo:margin-top="0cm" fo:margin-bottom="0cm" style:contextual-spacing="false" fo:text-indent="0cm" style:auto-text-indent="false" fo:background-color="#ffffff"/>
      <style:text-properties fo:color="#333333" loext:opacity="100%" style:font-name="Calibri" fo:font-size="10.5pt" fo:language="ca" fo:country="ES" style:font-size-asian="10.5pt" style:font-name-complex="Calibri" style:font-size-complex="10.5pt"/>
    </style:style>
    <style:style style:name="P11" style:family="paragraph" style:parent-style-name="_5f_3vff3xh4yd">
      <loext:graphic-properties draw:fill="solid" draw:fill-color="#ffffff"/>
      <style:paragraph-properties fo:margin-top="0cm" fo:margin-bottom="0cm" style:contextual-spacing="false" fo:background-color="#ffffff"/>
      <style:text-properties fo:color="#333333" loext:opacity="100%" style:font-name="Calibri" fo:font-size="10.5pt" fo:language="ca" fo:country="ES" style:font-size-asian="10.5pt" style:font-name-complex="Calibri" style:font-size-complex="10.5pt"/>
    </style:style>
    <style:style style:name="P12" style:family="paragraph" style:parent-style-name="_5f_3vff3xh4yd">
      <loext:graphic-properties draw:fill="solid" draw:fill-color="#ffffff"/>
      <style:paragraph-properties fo:margin-left="0.635cm" fo:margin-right="0cm" fo:margin-top="0cm" fo:margin-bottom="0cm" style:contextual-spacing="false" fo:text-align="justify" style:justify-single-word="false" fo:text-indent="0cm" style:auto-text-indent="false" fo:background-color="#ffffff"/>
      <style:text-properties fo:color="#333333" loext:opacity="100%" style:font-name="Calibri" fo:font-size="10.5pt" fo:language="ca" fo:country="ES" style:font-size-asian="10.5pt" style:font-name-complex="Calibri" style:font-size-complex="10.5pt"/>
    </style:style>
    <style:style style:name="P13" style:family="paragraph" style:parent-style-name="_5f_3vff3xh4yd">
      <loext:graphic-properties draw:fill="solid" draw:fill-color="#ffffff"/>
      <style:paragraph-properties fo:margin-left="1.905cm" fo:margin-right="0cm" fo:margin-top="0cm" fo:margin-bottom="0cm" style:contextual-spacing="false" fo:text-align="justify" style:justify-single-word="false" fo:text-indent="0cm" style:auto-text-indent="false" fo:background-color="#ffffff"/>
      <style:text-properties fo:color="#333333" loext:opacity="100%" style:font-name="Calibri" fo:font-size="10.5pt" fo:language="ca" fo:country="ES" style:font-size-asian="10.5pt" style:font-name-complex="Calibri" style:font-size-complex="10.5pt"/>
    </style:style>
    <style:style style:name="P14" style:family="paragraph" style:parent-style-name="_5f_3vff3xh4yd">
      <loext:graphic-properties draw:fill="solid" draw:fill-color="#ffffff"/>
      <style:paragraph-properties fo:margin-left="0.656cm" fo:margin-right="0cm" fo:margin-top="0cm" fo:margin-bottom="0cm" style:contextual-spacing="false" fo:text-align="justify" style:justify-single-word="false" fo:text-indent="0.614cm" style:auto-text-indent="false" fo:background-color="#ffffff"/>
      <style:text-properties fo:color="#333333" loext:opacity="100%" style:font-name="Calibri" fo:font-size="10.5pt" fo:language="ca" fo:country="ES" style:font-size-asian="10.5pt" style:font-name-complex="Calibri" style:font-size-complex="10.5pt"/>
    </style:style>
    <style:style style:name="P15" style:family="paragraph" style:parent-style-name="_5f_3vff3xh4yd" style:list-style-name="WW8Num18">
      <loext:graphic-properties draw:fill="solid" draw:fill-color="#ffffff"/>
      <style:paragraph-properties fo:margin-top="0.494cm" fo:margin-bottom="0cm" style:contextual-spacing="false" fo:text-align="justify" style:justify-single-word="false" fo:background-color="#ffffff"/>
      <style:text-properties fo:color="#333333" loext:opacity="100%" style:font-name="Calibri" fo:font-size="10.5pt" fo:language="ca" fo:country="ES" style:font-size-asian="10.5pt" style:font-name-complex="Calibri" style:font-size-complex="10.5pt"/>
    </style:style>
    <style:style style:name="P16" style:family="paragraph" style:parent-style-name="_5f_3vff3xh4yd" style:list-style-name="WW8Num18">
      <loext:graphic-properties draw:fill="solid" draw:fill-color="#ffffff"/>
      <style:paragraph-properties fo:margin-top="0cm" fo:margin-bottom="0.494cm" style:contextual-spacing="false" fo:text-align="justify" style:justify-single-word="false" fo:background-color="#ffffff"/>
      <style:text-properties fo:color="#333333" loext:opacity="100%" style:font-name="Calibri" fo:font-size="10.5pt" fo:language="ca" fo:country="ES" style:font-size-asian="10.5pt" style:font-name-complex="Calibri" style:font-size-complex="10.5pt"/>
    </style:style>
    <style:style style:name="P17" style:family="paragraph" style:parent-style-name="_5f_3vff3xh4yd" style:list-style-name="WW8Num19">
      <loext:graphic-properties draw:fill="solid" draw:fill-color="#ffffff"/>
      <style:paragraph-properties fo:margin-top="0cm" fo:margin-bottom="0.494cm" style:contextual-spacing="false" fo:background-color="#ffffff"/>
      <style:text-properties fo:color="#333333" loext:opacity="100%" style:font-name="Calibri" fo:font-size="10.5pt" fo:language="ca" fo:country="ES" style:font-size-asian="10.5pt" style:font-name-complex="Calibri" style:font-size-complex="10.5pt"/>
    </style:style>
    <style:style style:name="P18" style:family="paragraph" style:parent-style-name="_5f_3vff3xh4yd">
      <loext:graphic-properties draw:fill="solid" draw:fill-color="#ffffff"/>
      <style:paragraph-properties fo:margin-left="0.635cm" fo:margin-right="0cm" fo:margin-top="0cm" fo:margin-bottom="0cm" style:contextual-spacing="false" fo:text-indent="0cm" style:auto-text-indent="false" fo:background-color="#ffffff"/>
      <style:text-properties fo:color="#333333" loext:opacity="100%" style:font-name="Calibri" fo:font-size="10.5pt" fo:language="ca" fo:country="ES" style:font-size-asian="10.5pt" style:language-asian="es" style:country-asian="ES" style:font-name-complex="Calibri" style:font-size-complex="10.5pt" style:language-complex="ar" style:country-complex="SA"/>
    </style:style>
    <style:style style:name="P19" style:family="paragraph" style:parent-style-name="_5f_3vff3xh4yd">
      <loext:graphic-properties draw:fill="solid" draw:fill-color="#ffffff"/>
      <style:paragraph-properties fo:margin-left="0.635cm" fo:margin-right="0cm" fo:margin-top="0cm" fo:margin-bottom="0cm" style:contextual-spacing="false" fo:text-indent="0cm" style:auto-text-indent="false" fo:background-color="#ffffff"/>
    </style:style>
    <style:style style:name="P20" style:family="paragraph" style:parent-style-name="_5f_3vff3xh4yd" style:list-style-name="WW8Num17">
      <loext:graphic-properties draw:fill="solid" draw:fill-color="#ffffff"/>
      <style:paragraph-properties fo:margin-top="0cm" fo:margin-bottom="0cm" style:contextual-spacing="false" fo:text-align="justify" style:justify-single-word="false" fo:background-color="#ffffff"/>
    </style:style>
    <style:style style:name="P21" style:family="paragraph" style:parent-style-name="_5f_3vff3xh4yd" style:list-style-name="WW8Num17">
      <loext:graphic-properties draw:fill="solid" draw:fill-color="#ffffff"/>
      <style:paragraph-properties fo:margin-top="0cm" fo:margin-bottom="0.494cm" style:contextual-spacing="false" fo:text-align="justify" style:justify-single-word="false" fo:background-color="#ffffff"/>
    </style:style>
    <style:style style:name="P22" style:family="paragraph" style:parent-style-name="_5f_3vff3xh4yd" style:list-style-name="WW8Num17">
      <loext:graphic-properties draw:fill="solid" draw:fill-color="#ffffff"/>
      <style:paragraph-properties fo:margin-top="0.494cm" fo:margin-bottom="0.494cm" style:contextual-spacing="false" fo:text-align="justify" style:justify-single-word="false" fo:background-color="#ffffff"/>
    </style:style>
    <style:style style:name="P23" style:family="paragraph" style:parent-style-name="_5f_3vff3xh4yd" style:list-style-name="WW8Num16">
      <loext:graphic-properties draw:fill="solid" draw:fill-color="#ffffff"/>
      <style:paragraph-properties fo:margin-top="0cm" fo:margin-bottom="0cm" style:contextual-spacing="false" fo:text-align="justify" style:justify-single-word="false" fo:background-color="#ffffff"/>
    </style:style>
    <style:style style:name="P24" style:family="paragraph" style:parent-style-name="_5f_3vff3xh4yd">
      <loext:graphic-properties draw:fill="solid" draw:fill-color="#ffffff"/>
      <style:paragraph-properties fo:margin-left="0.656cm" fo:margin-right="0cm" fo:margin-top="0cm" fo:margin-bottom="0cm" style:contextual-spacing="false" fo:text-align="justify" style:justify-single-word="false" fo:text-indent="0.614cm" style:auto-text-indent="false" fo:background-color="#ffffff"/>
    </style:style>
    <style:style style:name="P25" style:family="paragraph" style:parent-style-name="_5f_3vff3xh4yd" style:list-style-name="WW8Num18">
      <loext:graphic-properties draw:fill="solid" draw:fill-color="#ffffff"/>
      <style:paragraph-properties fo:margin-top="0cm" fo:margin-bottom="0.494cm" style:contextual-spacing="false" fo:text-align="justify" style:justify-single-word="false" fo:background-color="#ffffff"/>
    </style:style>
    <style:style style:name="P26" style:family="paragraph" style:parent-style-name="_5f_3vff3xh4yd">
      <loext:graphic-properties draw:fill="solid" draw:fill-color="#ffffff"/>
      <style:paragraph-properties fo:margin-left="0.635cm" fo:margin-right="0cm" fo:margin-top="0cm" fo:margin-bottom="0cm" style:contextual-spacing="false" fo:text-align="justify" style:justify-single-word="false" fo:text-indent="0cm" style:auto-text-indent="false" fo:background-color="#ffffff"/>
    </style:style>
    <style:style style:name="P27" style:family="paragraph" style:parent-style-name="_5f_3vff3xh4yd" style:list-style-name="WW8Num8">
      <loext:graphic-properties draw:fill="solid" draw:fill-color="#ffffff"/>
      <style:paragraph-properties fo:margin-top="0cm" fo:margin-bottom="0.494cm" style:contextual-spacing="false" fo:background-color="#ffffff"/>
    </style:style>
    <style:style style:name="P28" style:family="paragraph" style:parent-style-name="_5f_3vff3xh4yd">
      <loext:graphic-properties draw:fill="solid" draw:fill-color="#ffffff"/>
      <style:paragraph-properties fo:margin-left="1.884cm" fo:margin-right="0cm" fo:margin-top="0cm" fo:margin-bottom="0cm" style:contextual-spacing="false" fo:text-indent="0cm" style:auto-text-indent="false" fo:background-color="#ffffff"/>
    </style:style>
    <style:style style:name="P29" style:family="paragraph" style:parent-style-name="_5f_3vff3xh4yd" style:list-style-name="WW8Num19">
      <loext:graphic-properties draw:fill="solid" draw:fill-color="#ffffff"/>
      <style:paragraph-properties fo:margin-top="0cm" fo:margin-bottom="0.494cm" style:contextual-spacing="false" fo:background-color="#ffffff"/>
    </style:style>
    <style:style style:name="P30" style:family="paragraph" style:parent-style-name="apartat1" style:list-style-name="">
      <style:paragraph-properties fo:margin-left="0.6cm" fo:margin-right="0cm" fo:text-align="justify" style:justify-single-word="false" fo:text-indent="-0.6cm" style:auto-text-indent="false" fo:padding-left="0cm" fo:padding-right="0cm" fo:padding-top="0cm" fo:padding-bottom="0.035cm" fo:border-left="none" fo:border-right="none" fo:border-top="none" fo:border-bottom="1.5pt solid #4f81bd" style:shadow="none"/>
    </style:style>
    <style:style style:name="T1" style:family="text">
      <style:text-properties fo:color="#4f81bd" loext:opacity="100%" fo:language="ca" fo:country="ES"/>
    </style:style>
    <style:style style:name="T2" style:family="text">
      <style:text-properties fo:language="ca" fo:country="ES"/>
    </style:style>
    <style:style style:name="T3" style:family="text">
      <style:text-properties style:font-name="Calibri" fo:font-size="10.5pt" fo:language="ca" fo:country="ES" fo:font-weight="bold" style:font-size-asian="10.5pt" style:font-weight-asian="bold" style:font-name-complex="Calibri" style:font-size-complex="10.5pt"/>
    </style:style>
    <style:style style:name="T4" style:family="text">
      <style:text-properties fo:color="#333333" loext:opacity="100%" style:font-name="Calibri" fo:font-size="10.5pt" fo:language="ca" fo:country="ES" style:font-size-asian="10.5pt" style:font-name-complex="Calibri" style:font-size-complex="10.5pt"/>
    </style:style>
    <style:style style:name="T5" style:family="text">
      <style:text-properties fo:color="#333333" loext:opacity="100%" style:font-name="Calibri" fo:font-size="10.5pt" fo:language="ca" fo:country="ES" fo:font-weight="bold" style:font-size-asian="10.5pt" style:font-weight-asian="bold" style:font-name-complex="Calibri" style:font-size-complex="10.5pt"/>
    </style:style>
    <style:style style:name="T6" style:family="text">
      <style:text-properties fo:color="#333333" loext:opacity="100%" fo:font-size="10.5pt" fo:language="ca" fo:country="ES" style:font-size-asian="10.5pt" style:language-asian="es" style:country-asian="ES" style:font-name-complex="Times New Roman" style:font-size-complex="10.5pt" style:language-complex="ar" style:country-complex="SA"/>
    </style:style>
    <style:style style:name="T7" style:family="text">
      <style:text-properties fo:font-weight="bold" style:font-weight-asian="bold"/>
    </style:style>
    <style:style style:name="T8" style:family="text">
      <style:text-properties style:font-name="Arial" fo:font-size="8pt" fo:language="ca" fo:country="ES" fo:font-weight="bold" style:font-size-asian="8pt" style:font-weight-asian="bold" style:font-name-complex="Arial" style:font-size-complex="8pt"/>
    </style:style>
    <style:style style:name="T9" style:family="text">
      <style:text-properties style:font-name="Arial" fo:language="none" fo:country="none" style:language-asian="none" style:country-asian="none" style:font-name-complex="Arial"/>
    </style:style>
    <style:style style:name="T10" style:family="text">
      <style:text-properties fo:color="#808080" loext:opacity="100%" style:font-name="Arial" fo:font-size="8pt" fo:language="ca" fo:country="ES" style:font-size-asian="8pt" style:font-name-complex="Arial" style:font-size-complex="8pt"/>
    </style:style>
    <style:style style:name="T11" style:family="text">
      <style:text-properties fo:color="#808080" loext:opacity="100%" style:font-name="Arial" fo:font-size="8pt" fo:language="ca" fo:country="ES" style:font-name-asian="Arial" style:font-size-asian="8pt" style:font-name-complex="Arial" style:font-size-complex="8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uf3. Introducció al disseny orientat a objectes</text:span><text:span text:style-name="T1"/></text:p>
      <text:h text:style-name="P6" text:outline-level="1"><text:span text:style-name="T2">UML. diagrames D’ACTIVITATS</text:span><text:span text:style-name="T2"/></text:h>
      <text:p text:style-name="P10"/>
      <text:p text:style-name="P19"><text:span text:style-name="T4">Realitza els </text:span><text:span text:style-name="T5">diagrames d’activitats <text:s/></text:span><text:span text:style-name="T4">de</text:span><text:span text:style-name="T5"> </text:span><text:span text:style-name="T4">AL MENYS 3 dels següents supòsits:</text:span><text:span text:style-name="T2"/></text:p>
      <text:p text:style-name="P11"/>
      <text:list xml:id="list2173785113" text:style-name="WW8Num17">
        <text:list-item>
          <text:p text:style-name="P20"><text:span text:style-name="T4">L’acadèmia </text:span><text:span text:style-name="T5">ProgrammersNeedHelp</text:span><text:span text:style-name="T4"> ens ha demanat ajuda per dissenyar el seu nou software de gestió d’alumnat, professorat i cursos. Les dades significatives a tenir en compte són: </text:span><text:span text:style-name="T4"/></text:p>
        </text:list-item>
      </text:list>
      <text:list text:style-name="WW8Num8">
        <text:list-item>
          <text:p text:style-name="P27"><text:span text:style-name="T4">L'alumne pot consultar el catàleg de cursos, inscriure's a un curs, pagar el curs al què s'ha inscrit i rebre'n un descompte en el moment de pagar-lo. A més a més, l'alumne pot voler cancel·lar un curs al què s'ha inscrit i, en aquest cas, rebre una devolució de l'import del curs. </text:span><text:span text:style-name="T4"/></text:p>
        </text:list-item>
        <text:list-item>
          <text:p text:style-name="P27"><text:span text:style-name="T4">L'administrador pot efectuar estadístiques de cursos, llistar alumnes, llistar professors, llistar cursos i suspendre els cursos quan es llisten. Quan l'acadèmia es veu en la obligació de suspendre un curs efectua la devolució a l'alumne l'import del curs.</text:span><text:span text:style-name="T4"/></text:p>
        </text:list-item>
      </text:list>
      <text:p text:style-name="P28"><text:span text:style-name="T4">Nota: Tingueu en compte que tan els alumnes com l’administrador haurà de validar-se por poder accedir a l’aplicatiu. </text:span><text:span text:style-name="T4"/></text:p>
      <text:list xml:id="list91703511143521" text:continue-list="list2173785113" text:style-name="WW8Num17">
        <text:list-item>
          <text:p text:style-name="P7"><text:span text:style-name="T6">L’empresa </text:span><text:span text:style-name="Cuadrícula_20_de_20_tabla_20_clara1">ProgrammersNeedCafeine</text:span><text:span text:style-name="T6"> ens ha demanat ajuda per dissenyar el seu nou software per a màquines expenedores de cafè. Les dades significatives a tenir en compte són:</text:span><text:span text:style-name="T6"/></text:p>
        </text:list-item>
      </text:list>
      <text:list text:style-name="WW8Num7">
        <text:list-item>
          <text:p text:style-name="P9">Els clients podran triar el cafè que volen prendre, la quantitat de sucre i efectuar el pagament de l’import.<text:span text:style-name="T6"/></text:p>
        </text:list-item>
        <text:list-item>
          <text:p text:style-name="P8"><text:span text:style-name="T6">Una vegada la comanda s’ha tramitat, la màquina prepararà i entregarà el producte sol·licitat al client. En el cas de que la quantitat introduïda no sigui exacta, es tornarà el canvi de l’import. Opcionalment, si l’usuari ha sol·licitat el rebut, també se li imprimirà i oferirà el ticket.</text:span><text:span text:style-name="T6"/></text:p>
        </text:list-item>
      </text:list>
      <text:p text:style-name="P18"/>
      <text:list xml:id="list91703030665208" text:continue-list="list91703511143521" text:style-name="WW8Num17">
        <text:list-item>
          <text:p text:style-name="P20"><text:span text:style-name="T4">El restaurant de menjar ràpid </text:span><text:span text:style-name="T3">MenVaigALaRuina</text:span><text:span text:style-name="T4"> vol una aplicació que li permeti gestionar les comandes creades pels seus clients permetent-los dur un seguiment de la seva comanda i modificar les comandes abans de que es reparteixin. A més, vol dur un seguiment de les comandes repartides pels seus empleats mitjançant informes que realitzarà la pròpia aplicació. Realitza un diagrama d’activitats per al restaurant.</text:span><text:span text:style-name="T4"/></text:p>
        </text:list-item>
      </text:list>
      <text:p text:style-name="P12"/>
      <text:list xml:id="list91702133181708" text:continue-numbering="true" text:style-name="WW8Num17">
        <text:list-item>
          <text:p text:style-name="P20"><text:span text:style-name="T4">Creeu un software per un </text:span><text:span text:style-name="T5">gestor d'incidències </text:span><text:span text:style-name="T4">que utilitzi els següents rols d'usuari: </text:span><text:span text:style-name="T4"/></text:p>
        </text:list-item>
      </text:list>
      <text:list text:style-name="WW8Num19">
        <text:list-item>
          <text:p text:style-name="P29"><text:span text:style-name="T4">Client, és un usuari que podrà crear incidències i veure l'estat en el que es troben </text:span><text:span text:style-name="T4"/></text:p>
        </text:list-item>
        <text:list-item>
          <text:p text:style-name="P29"><text:span text:style-name="T4">Tècnic, és un usuari que realitzarà intervencions per solucionar la incidència </text:span><text:span text:style-name="T4"/></text:p>
        </text:list-item>
        <text:list-item>
          <text:p text:style-name="P17">Coordinador, és un usuari que assignarà incidències a un tècnic. <text:span text:style-name="T4"/></text:p>
        </text:list-item>
      </text:list>
      <text:list xml:id="list91702725590331" text:continue-list="list91702133181708" text:style-name="WW8Num17">
        <text:list-item>
          <text:p text:style-name="P21"><text:span text:style-name="T5">GestióProjectes</text:span><text:span text:style-name="T4">: En una oficina es du a terme la gestió de projectes. La única persona que controla els projectes és l’administrador, les funcions del qual són les següents: </text:span><text:span text:style-name="T4"/></text:p>
        </text:list-item>
      </text:list>
      <text:list text:style-name="WW8Num16">
        <text:list-item>
          <text:p text:style-name="P23"><text:span text:style-name="T4">Pot agregar, eliminar i actualitzar un projecte, però per eliminar-lo o actualitzar-lo és necessari trobar el projecte en qüestió. </text:span><text:span text:style-name="T4"/></text:p>
        </text:list-item>
        <text:list-item>
          <text:p text:style-name="P23"><text:span text:style-name="T4">A l’hora d’actualitzar un projecte només es poden donar dues situacions: canviar la informació sobre les tasques del projecte o canviar els recursos associats al projecte. </text:span><text:span text:style-name="T4"/></text:p>
        </text:list-item>
        <text:list-item>
          <text:p text:style-name="P23"><text:span text:style-name="T4">Per informar a tots els membres de l’equip sobre els avanços en el <text:s/>projecte s’envia un document per e-mail. </text:span><text:span text:style-name="T4"/></text:p>
        </text:list-item>
      </text:list>
      <text:p text:style-name="P13"><text:soft-page-break/></text:p>
      <text:list xml:id="list91702051849373" text:continue-list="list91702725590331" text:style-name="WW8Num17">
        <text:list-item>
          <text:p text:style-name="P22"><text:span text:style-name="T5">RadioTaxi</text:span><text:span text:style-name="T4">: Realitza un diagrama d’activitats per una empresa de Radiotaxis que ha sol·licitat el desenvolupament d’un sistema que li doni suport als seus processos clau. </text:span><text:span text:style-name="T4"/></text:p>
        </text:list-item>
      </text:list>
      <text:p text:style-name="P24"><text:span text:style-name="T4">Hi ha tres tipus d’usuaris : administratius, xofers i el gerent. </text:span><text:span text:style-name="T4"/></text:p>
      <text:p text:style-name="P24"><text:span text:style-name="T4">Els requeriments són els següents: </text:span><text:span text:style-name="T4"/></text:p>
      <text:p text:style-name="P14">Els administratius de l’empresa de Radiotaxis podran: <text:span text:style-name="T4"/></text:p>
      <text:list text:style-name="WW8Num18">
        <text:list-item>
          <text:p text:style-name="P15">Donar d’alta nous clients.<text:span text:style-name="T4"/></text:p>
        </text:list-item>
        <text:list-item>
          <text:p text:style-name="P25"><text:span text:style-name="T4">Donar d’alta reserves de viatges indicant el client, el xofer sol·licitat, l’adreça d’origen, la de destí i la data i hora de sortida. Serà necessari comprovar les dades del xofer sol·licitat per saber si està lliure. Si al donar d’alta una reserva, el client no existeix al sistema, es podrà donar d’alta directament. Des d’aquí també es podrà confirmar la reserva que s’està creant.</text:span><text:span text:style-name="T4"/></text:p>
        </text:list-item>
        <text:list-item>
          <text:p text:style-name="P16">Cancel·lar i confirmar les reserves ja donades d’alta. <text:span text:style-name="T4"/></text:p>
        </text:list-item>
      </text:list>
      <text:p text:style-name="P26"><text:span text:style-name="T4">Els xofers podran consultar les reserves que tenen assignades per al dia de la data. </text:span><text:span text:style-name="T4"/></text:p>
      <text:p text:style-name="P26"><text:span text:style-name="T4">El gerent podrà donar d’alta nous xofers al sistema i liquidar les comissions dels xofers mensualment, per això es necessita consultar la informació del xofer. </text:span><text:span text:style-name="T4"/></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roid Sans Fallback" svg:font-family="'Droid Sans Fallb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Yu Gothic'"/>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style:contextual-spacing="false" fo:line-height="115%" fo:orphans="2" fo:widows="2" fo:hyphenation-ladder-count="no-limit" style:writing-mode="lr-tb"/>
      <style:text-properties style:use-window-font-color="true" loext:opacity="0%"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Calibri" style:font-family-complex="Calibri" style:font-family-generic-complex="swiss" style:font-pitch-complex="variable" style:font-size-complex="10pt" style:language-complex="en" style:country-complex="U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Yu Gothic'"/>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loext:graphic-properties draw:fill="solid" draw:fill-color="#4f81bd"/>
      <style:paragraph-properties fo:margin-top="0.353cm" fo:margin-bottom="0cm" style:contextual-spacing="false" fo:background-color="#4f81bd" fo:padding="0cm" fo:border="3pt solid #ffff00" style:shadow="none"/>
      <style:text-properties fo:text-transform="uppercase" fo:color="#ffffff" loext:opacity="100%"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loext:graphic-properties draw:fill="solid" draw:fill-color="#dbe5f1"/>
      <style:paragraph-properties fo:margin-top="0.353cm" fo:margin-bottom="0cm" style:contextual-spacing="false" fo:background-color="#dbe5f1" fo:padding="0cm" fo:border="3pt solid #00ff00" style:shadow="none"/>
      <style:text-properties fo:text-transform="uppercase" fo:font-size="11pt" fo:letter-spacing="0.026cm" style:font-size-asian="11pt" style:font-size-complex="11pt"/>
    </style:style>
    <style:style style:name="Heading_20_3" style:display-name="Heading 3" style:family="paragraph" style:parent-style-name="Standard" style:next-style-name="Standard" style:default-outline-level="3" style:class="text">
      <style:paragraph-properties fo:margin-top="0.529cm" fo:margin-bottom="0cm" style:contextual-spacing="false" fo:padding-left="0.071cm" fo:padding-right="0cm" fo:padding-top="0.071cm" fo:padding-bottom="0cm" fo:border-left="0.74pt solid #ffff00" fo:border-right="none" fo:border-top="0.74pt solid #ffff00" fo:border-bottom="none" style:shadow="none"/>
      <style:text-properties fo:text-transform="uppercase" fo:color="#243f60" loext:opacity="100%" fo:font-size="11pt" fo:letter-spacing="0.026cm" style:font-size-asian="11pt" style:font-size-complex="11pt"/>
    </style:style>
    <style:style style:name="Heading_20_4" style:display-name="Heading 4" style:family="paragraph" style:parent-style-name="Standard" style:next-style-name="Standard" style:default-outline-level="4" style:class="text">
      <style:paragraph-properties fo:margin-top="0.529cm" fo:margin-bottom="0cm" style:contextual-spacing="false" fo:padding-left="0.071cm" fo:padding-right="0cm" fo:padding-top="0.071cm" fo:padding-bottom="0cm" fo:border-left="0.74pt dotted #ffff00" fo:border-right="none" fo:border-top="0.74pt dotted #ffff00" fo:border-bottom="none" style:shadow="none"/>
      <style:text-properties fo:text-transform="uppercase" fo:color="#365f91" loext:opacity="100%" fo:font-size="11pt" fo:letter-spacing="0.018cm" style:font-size-asian="11pt" style:font-size-complex="11pt"/>
    </style:style>
    <style:style style:name="Heading_20_5" style:display-name="Heading 5" style:family="paragraph" style:parent-style-name="Standard" style:next-style-name="Standard" style:default-outline-level="5" style:class="text">
      <style:paragraph-properties fo:margin-top="0.529cm" fo:margin-bottom="0cm" style:contextual-spacing="false" fo:padding-left="0cm" fo:padding-right="0cm" fo:padding-top="0cm" fo:padding-bottom="0.035cm" fo:border-left="none" fo:border-right="none" fo:border-top="none" fo:border-bottom="0.74pt solid #ffff00" style:shadow="none"/>
      <style:text-properties fo:text-transform="uppercase" fo:color="#365f91" loext:opacity="100%" fo:font-size="11pt" fo:letter-spacing="0.018cm" style:font-size-asian="11pt" style:font-size-complex="11pt"/>
    </style:style>
    <style:style style:name="Heading_20_6" style:display-name="Heading 6" style:family="paragraph" style:parent-style-name="Standard" style:next-style-name="Standard" style:default-outline-level="6" style:class="text">
      <style:paragraph-properties fo:margin-top="0.529cm" fo:margin-bottom="0cm" style:contextual-spacing="false" fo:padding-left="0cm" fo:padding-right="0cm" fo:padding-top="0cm" fo:padding-bottom="0.035cm" fo:border-left="none" fo:border-right="none" fo:border-top="none" fo:border-bottom="0.74pt dotted #ffff00" style:shadow="none"/>
      <style:text-properties fo:text-transform="uppercase" fo:color="#365f91" loext:opacity="100%" fo:font-size="11pt" fo:letter-spacing="0.018cm" style:font-size-asian="11pt" style:font-size-complex="11pt"/>
    </style:style>
    <style:style style:name="Heading_20_7" style:display-name="Heading 7" style:family="paragraph" style:parent-style-name="Standard" style:next-style-name="Standard" style:default-outline-level="7" style:class="text">
      <style:paragraph-properties fo:margin-top="0.529cm" fo:margin-bottom="0cm" style:contextual-spacing="false"/>
      <style:text-properties fo:text-transform="uppercase" fo:color="#365f91" loext:opacity="100%" fo:font-size="11pt" fo:letter-spacing="0.018cm" style:font-size-asian="11pt" style:font-size-complex="11pt"/>
    </style:style>
    <style:style style:name="Heading_20_8" style:display-name="Heading 8" style:family="paragraph" style:parent-style-name="Standard" style:next-style-name="Standard" style:default-outline-level="8"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pitch-asian="variable" style:font-size-asian="14pt" style:font-name-complex="Lohit Hindi" style:font-family-complex="'Lohit Hindi', 'Yu Gothic'" style:font-size-complex="14pt"/>
    </style:style>
    <style:style style:name="Llegend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Yu Gothic'" style:font-size-complex="12pt" style:font-style-complex="italic"/>
    </style:style>
    <style:style style:name="Índice" style:family="paragraph" style:parent-style-name="Standard">
      <style:paragraph-properties text:number-lines="false" text:line-number="0"/>
      <style:text-properties style:font-name-complex="Lohit Hindi" style:font-family-complex="'Lohit Hindi', 'Yu Gothic'"/>
    </style:style>
    <style:style style:name="Encabezado1" style:family="paragraph" style:parent-style-name="Standard" style:next-style-name="Standard">
      <style:paragraph-properties fo:margin-top="1.27cm" fo:margin-bottom="0.353cm" style:contextual-spacing="false"/>
      <style:text-properties fo:text-transform="uppercase" fo:color="#4f81bd" loext:opacity="100%" fo:font-size="26pt" fo:letter-spacing="0.018cm" style:letter-kerning="true" style:font-size-asian="26pt" style:font-size-complex="26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Yu Gothic'" style:font-size-complex="12pt" style:font-style-complex="italic"/>
    </style:style>
    <style:style style:name="apartat1" style:family="paragraph" style:parent-style-name="Standard" style:list-style-name="WW8Num4">
      <style:paragraph-properties fo:padding-left="0cm" fo:padding-right="0cm" fo:padding-top="0cm" fo:padding-bottom="0.035cm" fo:border-left="none" fo:border-right="none" fo:border-top="none" fo:border-bottom="1.5pt solid #0000ff" style:shadow="none"/>
      <style:text-properties fo:text-transform="uppercase" fo:color="#0000ff"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Normal1" style:family="paragraph" style:parent-style-name="Standard">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apartat2" style:family="paragraph" style:parent-style-name="Normal1">
      <style:text-properties fo:color="#800080" loext:opacity="100%" style:text-underline-style="solid" style:text-underline-width="auto" style:text-underline-color="font-color" fo:font-weight="bold" style:font-weight-asian="bold"/>
    </style:style>
    <style:style style:name="UF" style:family="paragraph" style:parent-style-name="Normal1">
      <style:text-properties fo:font-weight="bold" style:font-weight-asian="bold"/>
    </style:style>
    <style:style style:name="NF" style:family="paragraph" style:parent-style-name="Normal1">
      <style:paragraph-properties fo:text-align="center" style:justify-single-word="false"/>
      <style:text-properties fo:text-transform="uppercase" fo:color="#ffffff" loext:opacity="100%" fo:font-weight="bold" style:font-weight-asian="bold" style:font-size-complex="11pt"/>
    </style:style>
    <style:style style:name="Contents_20_1" style:display-name="Contents 1" style:family="paragraph" style:next-style-name="Standard" style:class="index">
      <style:paragraph-properties fo:margin-top="0.635cm" fo:margin-bottom="0cm" style:contextual-spacing="false" fo:line-height="115%" fo:orphans="2" fo:widows="2" fo:hyphenation-ladder-count="no-limit" style:writing-mode="lr-tb"/>
      <style:text-properties fo:text-transform="uppercase" style:use-window-font-color="true" loext:opacity="0%" style:font-name="Cambria" fo:font-family="Cambria"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zh" style:country-asian="CN" style:font-weight-asian="bold" style:font-name-complex="Cambria" style:font-family-complex="Cambria" style:font-family-generic-complex="roman" style:font-pitch-complex="variable" style:font-size-complex="12pt" style:language-complex="en" style:country-complex="US"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class="index">
      <style:paragraph-properties fo:margin-left="0.353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abla_20_de_20_ilustraciones1" style:display-name="Tabla de ilustraciones1" style:family="paragraph" style:parent-style-name="Standard" style:next-style-name="Standard"/>
    <style:style style:name="Contents_20_2" style:display-name="Contents 2" style:family="paragraph" style:parent-style-name="Tabla_20_de_20_ilustraciones1" style:next-style-name="Standard" style:class="index">
      <style:paragraph-properties fo:margin-top="0.423cm" fo:margin-bottom="0cm" style:contextual-spacing="false"/>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weight-complex="bold"/>
    </style:style>
    <style:style style:name="Contents_20_4" style:display-name="Contents 4"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ítol_5f_gran" style:display-name="Títol_gran" style:family="paragraph" style:parent-style-name="Heading_20_1" style:default-outline-level="" style:list-style-name="">
      <style:paragraph-properties fo:margin-left="0cm" fo:margin-right="0cm" fo:text-align="center" style:justify-single-word="false" fo:text-indent="0cm" style:auto-text-indent="false"/>
      <style:text-properties fo:color="#ffffff" loext:opacity="100%" fo:font-size="36pt" style:font-size-asian="36pt"/>
    </style:style>
    <style:style style:name="Subtítol1" style:family="paragraph" style:parent-style-name="Heading_20_3" style:default-outline-level="" style:list-style-name="">
      <style:paragraph-properties fo:margin-left="0cm" fo:margin-right="0cm" fo:text-indent="0cm" style:auto-text-indent="false"/>
      <style:text-properties fo:font-size="14pt" style:font-size-asian="14pt"/>
    </style:style>
    <style:style style:name="Subtítol1_20_-_20_negreta" style:display-name="Subtítol1 - negreta" style:family="paragraph" style:parent-style-name="Subtítol1">
      <style:text-properties fo:font-weight="bold" style:font-weight-asian="bold"/>
    </style:style>
    <style:style style:name="NF-HORES" style:family="paragraph" style:parent-style-name="Normal1"/>
    <style:style style:name="Hores" style:family="paragraph" style:parent-style-name="NF-HORES">
      <style:paragraph-properties fo:text-align="center" style:justify-single-word="false"/>
    </style:style>
    <style:style style:name="Contents_20_5" style:display-name="Contents 5" style:family="paragraph" style:parent-style-name="Standard" style:next-style-name="Standard" style:class="index">
      <style:paragraph-properties fo:margin-left="1.058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Contents_20_6" style:display-name="Contents 6"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Contents_20_7" style:display-name="Contents 7"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Contents_20_8" style:display-name="Contents 8"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Contents_20_9" style:display-name="Contents 9"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ítol2" style:family="paragraph" style:parent-style-name="Títol_5f_gran">
      <style:paragraph-properties fo:margin-top="0cm" fo:margin-bottom="0cm" style:contextual-spacing="false"/>
      <style:text-properties fo:color="#008000" loext:opacity="100%" fo:font-size="28pt" style:font-size-asian="28pt"/>
    </style:style>
    <style:style style:name="Tabla_20_de_20_cuadrícula_20_31" style:display-name="Tabla de cuadrícula 31" style:family="paragraph" style:parent-style-name="Heading_20_1" style:next-style-name="Standard" style:default-outline-level="" style:list-style-name="">
      <style:paragraph-properties fo:margin-left="0cm" fo:margin-right="0cm" fo:text-indent="0cm" style:auto-text-indent="false"/>
    </style:style>
    <style:style style:name="Epígrafe1" style:family="paragraph" style:parent-style-name="Standard" style:next-style-name="Standard">
      <style:text-properties fo:color="#365f91" loext:opacity="100%" fo:font-size="8pt" fo:font-weight="bold" style:font-size-asian="8pt" style:font-weight-asian="bold" style:font-size-complex="8pt" style:font-weight-complex="bold"/>
    </style:style>
    <style:style style:name="Subtitle" style:family="paragraph" style:parent-style-name="Standard" style:next-style-name="Standard" style:class="chapter">
      <style:paragraph-properties fo:margin-top="0.353cm" fo:margin-bottom="1.764cm" style:contextual-spacing="false" fo:line-height="100%"/>
      <style:text-properties fo:text-transform="uppercase" fo:color="#595959" loext:opacity="100%" fo:font-size="12pt" fo:letter-spacing="0.018cm" style:font-size-asian="12pt" style:font-size-complex="12pt"/>
    </style:style>
    <style:style style:name="Quadrícula_20_mitjana_20_2_3a__20_èmfasi_20_1" style:display-name="Quadrícula mitjana 2: èmfasi 1" style:family="paragraph" style:parent-style-name="Standard">
      <style:paragraph-properties fo:margin-top="0cm" fo:margin-bottom="0cm" style:contextual-spacing="false" fo:line-height="100%"/>
    </style:style>
    <style:style style:name="Quadrícula_20_clara_3a__20_èmfasi_20_3" style:display-name="Quadrícula clara: èmfasi 3" style:family="paragraph" style:parent-style-name="Standard">
      <style:paragraph-properties fo:margin-left="1.27cm" fo:margin-right="0cm" fo:text-indent="0cm" style:auto-text-indent="false"/>
    </style:style>
    <style:style style:name="Ombrejat_20_mitjà_20_1_3a__20_èmfasi_20_3" style:display-name="Ombrejat mitjà 1: èmfasi 3" style:family="paragraph" style:parent-style-name="Standard" style:next-style-name="Standard">
      <style:text-properties fo:font-style="italic" style:font-style-asian="italic" style:font-style-complex="italic"/>
    </style:style>
    <style:style style:name="Ombrejat_20_mitjà_20_2_3a__20_èmfasi_20_3" style:display-name="Ombrejat mitjà 2: èmfasi 3" style:family="paragraph" style:parent-style-name="Standard" style:next-style-name="Standard">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ffff00" fo:border-right="none" fo:border-top="0.51pt solid #ffff00" fo:border-bottom="none" style:shadow="none"/>
      <style:text-properties fo:color="#4f81bd" loext:opacity="100%" fo:font-style="italic" style:font-style-asian="italic" style:font-style-complex="italic"/>
    </style:style>
    <style:style style:name="Text_20_de_20_globus" style:display-name="Text de globu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language-complex="ar" style:country-complex="SA"/>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HTML_20_amb_20_format_20_previ" style:display-name="HTML amb format previ"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modern" style:rfc-language-tag="es-ES-u-co-trad" fo:language="es" fo:country="ES" style:font-name-complex="Courier" style:font-family-complex="Courier" style:font-family-generic-complex="modern" style:language-complex="ar" style:country-complex="SA" fo:hyphenate="true" fo:hyphenation-remain-char-count="2" fo:hyphenation-push-char-count="2" loext:hyphenation-no-caps="false" loext:hyphenation-no-last-word="false" loext:hyphenation-word-char-count="5" loext:hyphenation-zone="no-limit"/>
    </style:style>
    <style:style style:name="_5f_3vff3xh4yd" style:display-name="_3vff3xh4yd"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western"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style:rfc-language-tag="es-ES-u-co-trad" fo:language="es" fo:country="ES"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Calibri" fo:font-family="Calibri" style:font-family-generic="swiss" style:font-pitch="variable"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8Num6z0" style:family="text">
      <style:text-properties fo:color="#000000" loext:opacity="100%"/>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letra_20_per_20_defecte_20_del_20_paràgraf" style:display-name="Lletra per defecte del paràgraf"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Absatz-Standardschriftart" style:family="text"/>
    <style:style style:name="WW-Absatz-Standardschriftart" style:family="text"/>
    <style:style style:name="WW-Absatz-Standardschriftart1" style:family="text"/>
    <style:style style:name="Fuente_20_de_20_párrafo_20_predeter.2" style:display-name="Fuente de párrafo predeter.2" style:family="text"/>
    <style:style style:name="WW8Num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Fuente_20_de_20_párrafo_20_predeter.1"/>
    <style:style style:name="Hora"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ítulo_20_1_20_Car" style:display-name="Título 1 Car" style:family="text">
      <style:text-properties fo:text-transform="uppercase" fo:color="#ffffff" loext:opacity="100%" fo:letter-spacing="0.026cm" fo:font-weight="bold" fo:background-color="#4f81bd" style:font-weight-asian="bold" style:font-weight-complex="bold"/>
    </style:style>
    <style:style style:name="Título_20_2_20_Car" style:display-name="Título 2 Car" style:family="text">
      <style:text-properties fo:text-transform="uppercase" fo:letter-spacing="0.026cm" fo:background-color="#dbe5f1"/>
    </style:style>
    <style:style style:name="Título_20_3_20_Car" style:display-name="Título 3 Car" style:family="text">
      <style:text-properties fo:text-transform="uppercase" fo:color="#243f60" loext:opacity="100%" fo:letter-spacing="0.026cm"/>
    </style:style>
    <style:style style:name="Título_20_4_20_Car" style:display-name="Título 4 Car" style:family="text">
      <style:text-properties fo:text-transform="uppercase" fo:color="#365f91" loext:opacity="100%" fo:letter-spacing="0.018cm"/>
    </style:style>
    <style:style style:name="Título_20_5_20_Car" style:display-name="Título 5 Car" style:family="text">
      <style:text-properties fo:text-transform="uppercase" fo:color="#365f91" loext:opacity="100%" fo:letter-spacing="0.018cm"/>
    </style:style>
    <style:style style:name="Título_20_6_20_Car" style:display-name="Título 6 Car" style:family="text">
      <style:text-properties fo:text-transform="uppercase" fo:color="#365f91" loext:opacity="100%" fo:letter-spacing="0.018cm"/>
    </style:style>
    <style:style style:name="Título_20_7_20_Car" style:display-name="Título 7 Car" style:family="text">
      <style:text-properties fo:text-transform="uppercase" fo:color="#365f91" loext:opacity="100%" fo:letter-spacing="0.018cm"/>
    </style:style>
    <style:style style:name="Título_20_8_20_Car" style:display-name="Título 8 Car" style:family="text">
      <style:text-properties fo:text-transform="uppercase" fo:font-size="9pt" fo:letter-spacing="0.018cm" style:font-size-asian="9pt" style:font-size-complex="9pt"/>
    </style:style>
    <style:style style:name="Título_20_9_20_Car" style:display-name="Título 9 Car" style:family="text">
      <style:text-properties fo:text-transform="uppercase" fo:font-size="9pt" fo:letter-spacing="0.018cm" fo:font-style="italic" style:font-size-asian="9pt" style:font-style-asian="italic" style:font-size-complex="9pt"/>
    </style:style>
    <style:style style:name="Título_20_Car" style:display-name="Título Car" style:family="text">
      <style:text-properties fo:text-transform="uppercase" fo:color="#4f81bd" loext:opacity="100%" fo:font-size="26pt" fo:letter-spacing="0.018cm" style:letter-kerning="true" style:font-size-asian="26pt" style:font-size-complex="26pt"/>
    </style:style>
    <style:style style:name="Subtítulo_20_Car" style:display-name="Subtítulo Car" style:family="text">
      <style:text-properties fo:text-transform="uppercase" fo:color="#595959" loext:opacity="100%"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loext:opacity="100%" fo:letter-spacing="0.009cm"/>
    </style:style>
    <style:style style:name="Sin_20_espaciado_20_Car" style:display-name="Sin espaciado Car" style:family="text">
      <style:text-properties fo:font-size="10pt" style:font-size-asian="10pt" style:font-size-complex="10pt"/>
    </style:style>
    <style:style style:name="Cita_20_Car" style:display-name="Cita Car" style:family="text">
      <style:text-properties fo:font-size="10pt" fo:font-style="italic" style:font-size-asian="10pt" style:font-style-asian="italic" style:font-size-complex="10pt" style:font-style-complex="italic"/>
    </style:style>
    <style:style style:name="Cita_20_destacada_20_Car" style:display-name="Cita destacada Car" style:family="text">
      <style:text-properties fo:color="#4f81bd" loext:opacity="100%" fo:font-size="10pt" fo:font-style="italic" style:font-size-asian="10pt" style:font-style-asian="italic" style:font-size-complex="10pt" style:font-style-complex="italic"/>
    </style:style>
    <style:style style:name="Tabla_20_normal_20_31" style:display-name="Tabla normal 31" style:family="text">
      <style:text-properties fo:color="#243f60" loext:opacity="100%" fo:font-style="italic" style:font-style-asian="italic" style:font-style-complex="italic"/>
    </style:style>
    <style:style style:name="Tabla_20_normal_20_41" style:display-name="Tabla normal 41" style:family="text">
      <style:text-properties fo:text-transform="uppercase" fo:color="#243f60" loext:opacity="100%" fo:letter-spacing="0.018cm" fo:font-weight="bold" style:font-weight-asian="bold" style:font-weight-complex="bold"/>
    </style:style>
    <style:style style:name="Tabla_20_normal_20_51" style:display-name="Tabla normal 51" style:family="text">
      <style:text-properties fo:color="#4f81bd" loext:opacity="100%" fo:font-weight="bold" style:font-weight-asian="bold" style:font-weight-complex="bold"/>
    </style:style>
    <style:style style:name="Cuadrícula_20_de_20_tabla_20_clara1" style:display-name="Cuadrícula de tabla clara1" style:family="text">
      <style:text-properties fo:text-transform="uppercase" fo:color="#4f81bd" loext:opacity="100%" fo:font-style="italic" fo:font-weight="bold" style:font-style-asian="italic" style:font-weight-asian="bold" style:font-style-complex="italic" style:font-weight-complex="bold"/>
    </style:style>
    <style:style style:name="Tabla_20_de_20_cuadrícula_20_1_20_clara1" style:display-name="Tabla de cuadrícula 1 clara1" style:family="text">
      <style:text-properties fo:letter-spacing="0.016cm" fo:font-style="italic" fo:font-weight="bold" style:font-style-asian="italic" style:font-weight-asian="bold" style:font-style-complex="italic" style:font-weight-complex="bold"/>
    </style:style>
    <style:style style:name="Texto_20_de_20_globo_20_Car" style:display-name="Texto de globo C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Capçalera_20_Car" style:display-name="Capçalera Car" style:family="text">
      <style:text-properties style:font-name="Calibri" fo:font-family="Calibri" style:font-family-generic="swiss" style:font-pitch="variable" fo:language="en" fo:country="US" style:language-asian="zh" style:country-asian="CN" style:font-name-complex="Calibri" style:font-family-complex="Calibri" style:font-family-generic-complex="swiss" style:font-pitch-complex="variable" style:language-complex="en" style:country-complex="US"/>
    </style:style>
    <style:style style:name="Peu_20_Car" style:display-name="Peu Car" style:family="text">
      <style:text-properties style:font-name="Calibri" fo:font-family="Calibri" style:font-family-generic="swiss" style:font-pitch="variable" fo:language="en" fo:country="US" style:language-asian="zh" style:country-asian="CN" style:font-name-complex="Calibri" style:font-family-complex="Calibri" style:font-family-generic-complex="swiss" style:font-pitch-complex="variable" style:language-complex="en" style:country-complex="US"/>
    </style:style>
    <style:style style:name="apple-converted-space" style:family="text"/>
    <style:style style:name="Codi_20_HTML" style:display-name="Codi HTML" style:family="text">
      <style:text-properties style:font-name="Courier" fo:font-family="Courier" style:font-family-generic="modern" fo:font-size="10pt" style:font-name-asian="Times New Roman" style:font-family-asian="'Times New Roman'" style:font-family-generic-asian="roman" style:font-pitch-asian="variable" style:font-size-asian="10pt" style:font-name-complex="Courier" style:font-family-complex="Courier" style:font-family-generic-complex="modern" style:font-size-complex="10pt"/>
    </style:style>
    <style:style style:name="cm-variable" style:family="text"/>
    <style:style style:name="cm-operator" style:family="text"/>
    <style:style style:name="cm-number" style:family="text"/>
    <style:style style:name="HTML_20_amb_20_format_20_previ_20_Car" style:display-name="HTML amb format previ Car" style:family="text">
      <style:text-properties style:font-name="Courier" fo:font-family="Courier" style:font-family-generic="modern" style:font-name-complex="Courier" style:font-family-complex="Courier" style:font-family-generic-complex="moder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fo:text-indent="-0.67cm" fo:margin-left="3.189cm"/>
        </style:list-level-properties>
        <style:text-properties style:font-name="Calibri"/>
      </text:list-level-style-bullet>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1z1" loext:num-list-format="%2%." style:num-suffix="." text:bullet-char="·">
        <style:list-level-properties text:list-level-position-and-space-mode="label-alignment">
          <style:list-level-label-alignment text:label-followed-by="listtab" fo:text-indent="-0.67cm" fo:margin-left="2.575cm"/>
        </style:list-level-properties>
        <style:text-properties style:font-name="Calibri"/>
      </text:list-level-style-bullet>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7.108cm" table:align="center" style:may-break-between-rows="false" style:writing-mode="lr-tb"/>
    </style:style>
    <style:style style:name="Table1.A" style:family="table-column">
      <style:table-column-properties style:column-width="1.228cm"/>
    </style:style>
    <style:style style:name="Table1.B" style:family="table-column">
      <style:table-column-properties style:column-width="4.043cm"/>
    </style:style>
    <style:style style:name="Table1.C" style:family="table-column">
      <style:table-column-properties style:column-width="10.373cm"/>
    </style:style>
    <style:style style:name="Table1.D" style:family="table-column">
      <style:table-column-properties style:column-width="1.464cm"/>
    </style:style>
    <style:style style:name="Table1.1" style:family="table-row">
      <style:table-row-properties style:min-row-height="1.08cm" fo:keep-together="always"/>
    </style:style>
    <style:style style:name="Table1.A1" style:family="table-cell">
      <style:table-cell-properties style:vertical-align="top" fo:padding-left="0.191cm" fo:padding-right="0.191cm" fo:padding-top="0cm" fo:padding-bottom="0cm" fo:border="0.5pt solid #c0c0c0" style:writing-mode="lr-tb"/>
    </style:style>
    <style:style style:name="Table1.B1" style:family="table-cell">
      <style:table-cell-properties style:vertical-align="middle" fo:padding-left="0.191cm" fo:padding-right="0.191cm" fo:padding-top="0cm" fo:padding-bottom="0cm" fo:border="0.5pt solid #c0c0c0" style:writing-mode="lr-tb"/>
    </style:style>
    <style:style style:name="MP1" style:family="paragraph" style:parent-style-name="Header">
      <style:paragraph-properties>
        <style:tab-stops>
          <style:tab-stop style:position="7.5cm" style:type="center"/>
          <style:tab-stop style:position="17.002cm" style:type="right"/>
        </style:tab-stops>
      </style:paragraph-properties>
    </style:style>
    <style:style style:name="MP2" style:family="paragraph" style:parent-style-name="Footer">
      <style:paragraph-properties fo:margin-top="0cm" fo:margin-bottom="0cm" style:contextual-spacing="false" fo:line-height="100%" fo:text-align="center" style:justify-single-word="false"/>
      <style:text-properties fo:color="#c0c0c0" loext:opacity="100%" style:font-name="Arial" fo:font-size="8pt" fo:language="es" fo:country="ES" fo:font-weight="bold" style:font-size-asian="8pt" style:language-asian="none" style:country-asian="none" style:font-weight-asian="bold" style:font-name-complex="Arial" style:font-size-complex="8pt" style:language-complex="ar" style:country-complex="SA"/>
    </style:style>
    <style:style style:name="MP3" style:family="paragraph" style:parent-style-name="Footer">
      <style:paragraph-properties fo:margin-top="0cm" fo:margin-bottom="0cm" style:contextual-spacing="false" fo:line-height="100%"/>
      <style:text-properties fo:color="#808080" loext:opacity="100%" style:font-name="Arial" fo:font-size="8pt" fo:language="ca" fo:country="ES" style:font-size-asian="8pt" style:font-name-complex="Arial" style:font-size-complex="8pt"/>
    </style:style>
    <style:style style:name="MP4" style:family="paragraph" style:parent-style-name="Footer">
      <style:paragraph-properties style:snap-to-layout-grid="false"/>
      <style:text-properties fo:color="#808080" loext:opacity="100%" style:font-name="Arial" fo:font-size="8pt" fo:language="ca" fo:country="ES" style:font-size-asian="8pt" style:font-name-complex="Arial" style:font-size-complex="8pt"/>
    </style:style>
    <style:style style:name="MP5" style:family="paragraph" style:parent-style-name="Footer">
      <style:paragraph-properties fo:margin-top="0cm" fo:margin-bottom="0cm" style:contextual-spacing="false" fo:line-height="100%" fo:text-align="center" style:justify-single-word="false"/>
    </style:style>
    <style:style style:name="MT1" style:family="text">
      <style:text-properties style:font-name="Arial" fo:language="none" fo:country="none" style:language-asian="none" style:country-asian="none" style:font-name-complex="Arial"/>
    </style:style>
    <style:style style:name="MT2" style:family="text">
      <style:text-properties fo:color="#808080" loext:opacity="100%" style:font-name="Arial" fo:font-size="8pt" fo:language="ca" fo:country="ES" style:font-size-asian="8pt" style:font-name-complex="Arial" style:font-size-complex="8pt"/>
    </style:style>
    <style:style style:name="MT3" style:family="text">
      <style:text-properties fo:color="#808080" loext:opacity="100%" style:font-name="Arial" fo:font-size="8pt" fo:language="ca" fo:country="ES" style:font-name-asian="Arial" style:font-size-asian="8pt" style:font-name-complex="Arial" style:font-size-complex="8pt"/>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3cm" fo:margin-bottom="0.307cm" fo:margin-left="2.35cm" fo:margin-right="1.63cm" style:writing-mode="lr-tb" style:layout-grid-color="#c0c0c0" style:layout-grid-lines="45"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bottom="2.441cm" style:dynamic-spacing="true"/>
      </style:header-style>
      <style:footer-style>
        <style:header-footer-properties fo:min-height="2.23cm" fo:margin-top="2.131cm" style:dynamic-spacing="true"/>
      </style:footer-style>
    </style:page-layout>
  </office:automatic-styles>
  <office:master-styles>
    <style:master-page style:name="Standard" style:page-layout-name="Mpm1">
      <style:header>
        <text:p text:style-name="MP1"><text:span text:style-name="MT1"><draw:frame draw:style-name="Mfr1" draw:name="Image1" text:anchor-type="as-char" svg:width="3.422cm" svg:height="1.254cm" draw:z-index="3"><draw:image xlink:href="Pictures/100000010000011F0000006999A89F76B527DA11.png" xlink:type="simple" xlink:show="embed" xlink:actuate="onLoad" draw:mime-type="image/png"/></draw:frame></text:span><text:span text:style-name="MT1"><text:tab/><text:tab/> <text:s text:c="2"/>DAW-M5-Entorns de desenvolupament</text:span></text:p>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draw:frame draw:style-name="Mfr1" draw:name="Imagen 1" text:anchor-type="as-char" svg:width="0.669cm" svg:height="0.774cm" draw:z-index="1"><draw:image xlink:href="Pictures/1010035C0000416000004BAD7DABE2DD13EF0BED.emf" xlink:type="simple" xlink:show="embed" xlink:actuate="onLoad" draw:mime-type="image/x-emf"/><draw:image xlink:href="Pictures/1000000100000279000002DC01CCF1689BF3C329.png" xlink:type="simple" xlink:show="embed" xlink:actuate="onLoad" draw:mime-type="image/png"/></draw:frame></text:p>
            </table:table-cell>
            <table:table-cell table:style-name="Table1.B1" office:value-type="string">
              <text:p text:style-name="MP3">Generalitat de Catalunya Departament d’Ensenyament</text:p>
            </table:table-cell>
            <table:table-cell table:style-name="Table1.B1" office:value-type="string">
              <text:p text:style-name="MP4"/>
            </table:table-cell>
            <table:table-cell table:style-name="Table1.B1" office:value-type="string">
              <text:p text:style-name="MP5"><text:span text:style-name="MT2"><text:page-number text:select-page="current">2</text:page-number></text:span><text:span text:style-name="MT3"><text:s/></text:span><text:span text:style-name="MT2">de </text:span><text:span text:style-name="MT2"><text:page-count style:num-format="1">2</text:page-coun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GRAMACIÓ</dc:title>
    <dc:subject/>
    <meta:keyword/>
    <meta:initial-creator>Administrador</meta:initial-creator>
    <meta:creation-date>2022-03-07T08:58:00</meta:creation-date>
    <dc:creator>Martín Martín, Xavier</dc:creator>
    <dc:date>2022-03-27T21:15:00</dc:date>
    <meta:editing-cycles>12</meta:editing-cycles>
    <meta:editing-duration>PT1H59M</meta:editing-duration>
    <meta:document-statistic meta:table-count="1" meta:image-count="2" meta:object-count="0" meta:page-count="2" meta:paragraph-count="32" meta:word-count="647" meta:character-count="4018" meta:non-whitespace-character-count="3396"/>
    <meta:generator>LibreOffice/7.5.0.3$Linux_X86_64 LibreOffice_project/c21113d003cd3efa8c53188764377a8272d9d6de</meta:generator>
  </office:meta>
</office:document-meta>
</file>